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4" style:family="table">
      <style:table-properties style:width="17cm" table:align="margins"/>
    </style:style>
    <style:style style:name="表34.A" style:family="table-column">
      <style:table-column-properties style:column-width="1.214cm" style:rel-column-width="4678*"/>
    </style:style>
    <style:style style:name="表34.B" style:family="table-column">
      <style:table-column-properties style:column-width="1.588cm" style:rel-column-width="6119*"/>
    </style:style>
    <style:style style:name="表34.C" style:family="table-column">
      <style:table-column-properties style:column-width="14.199cm" style:rel-column-width="54738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214cm" style:rel-column-width="4678*"/>
    </style:style>
    <style:style style:name="表35.B" style:family="table-column">
      <style:table-column-properties style:column-width="1.588cm" style:rel-column-width="6119*"/>
    </style:style>
    <style:style style:name="表35.C" style:family="table-column">
      <style:table-column-properties style:column-width="14.199cm" style:rel-column-width="54738*"/>
    </style:style>
    <style:style style:name="表3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style:font-name="Arial" fo:font-size="13pt" style:font-name-asian="Arimo" style:font-size-asian="13pt" style:font-size-complex="13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3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Arimo" style:font-name-asian="Arimo"/>
    </style:style>
    <style:style style:name="P17" style:family="paragraph" style:parent-style-name="Text_20_body" style:list-style-name="L79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18" style:family="paragraph" style:parent-style-name="Table_20_Contents">
      <style:text-properties style:font-name="ＭＳ Ｐゴシック" style:font-name-asian="ＭＳ Ｐゴシック"/>
    </style:style>
    <style:style style:name="P11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0" style:family="paragraph" style:parent-style-name="Standard" style:list-style-name="L79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9">1</text:p>
          </table:table-cell>
          <table:table-cell table:style-name="表34.B1" office:value-type="string">
            <text:p text:style-name="P9">現場</text:p>
          </table:table-cell>
          <table:table-cell table:style-name="表34.C1" office:value-type="string">
            <text:p text:style-name="P12">久が原１丁目計画（アイアール電気）</text:p>
          </table:table-cell>
        </table:table-row>
        <table:table-row>
          <table:table-cell table:style-name="表34.A2" office:value-type="float" office:value="2">
            <text:p text:style-name="P9">2</text:p>
          </table:table-cell>
          <table:table-cell table:style-name="表34.B2" office:value-type="string">
            <text:p text:style-name="P9">天気</text:p>
          </table:table-cell>
          <table:table-cell table:style-name="表34.C2" office:value-type="string">
            <text:p text:style-name="P12">曇り。晴れ間、一時、見えた。</text:p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9">最寄り</text:p>
          </table:table-cell>
          <table:table-cell table:style-name="表34.C2" office:value-type="string">
            <text:p text:style-name="P12">御嶽山駅</text:p>
          </table:table-cell>
        </table:table-row>
        <table:table-row>
          <table:table-cell table:style-name="表34.B2" office:value-type="string">
            <text:p text:style-name="P9">3-2</text:p>
            <text:p text:style-name="P9"/>
          </table:table-cell>
          <table:table-cell table:style-name="表34.B2" office:value-type="string">
            <text:p text:style-name="P10">開始／終了時刻</text:p>
          </table:table-cell>
          <table:table-cell table:style-name="表34.C2" office:value-type="string">
            <text:list xml:id="list8548846141840360397" text:style-name="L1">
              <text:list-item>
                <text:p text:style-name="P24">開始　：　１０時を少し回った頃か。</text:p>
              </text:list-item>
              <text:list-item>
                <text:p text:style-name="P24">詰所到着　：　１９時５分、ぐらい</text:p>
              </text:list-item>
            </text:list>
          </table:table-cell>
        </table:table-row>
        <table:table-row>
          <table:table-cell table:style-name="表34.A2" office:value-type="float" office:value="4">
            <text:p text:style-name="P9">4</text:p>
          </table:table-cell>
          <table:table-cell table:style-name="表34.B2" office:value-type="string">
            <text:p text:style-name="P9">他職：ポンプ</text:p>
          </table:table-cell>
          <table:table-cell table:style-name="表34.C2" office:value-type="string">
            <text:list xml:id="list206819651518227248" text:style-name="L2">
              <text:list-item>
                <text:p text:style-name="P25">森田ポンプ。２人。ともに、日本人。[先端]担当の人。１６０ぐらいか。小柄。腹は出ている。太り気味。西洋なしの形の、顔の輪郭。声が大きい。夕方、４時ごろ。笑顔を見せることあり。朝方に見せていた笑顔と、変わらず。</text:p>
              </text:list-item>
              <text:list-item>
                <text:p text:style-name="P25">コントローラ担当の人。１７３ぐらいか。ガタイがいい。青い色のシャツ、だったか。</text:p>
              </text:list-item>
              <text:list-item>
                <text:p text:style-name="P25"/>
              </text:list-item>
            </text:list>
          </table:table-cell>
        </table:table-row>
        <table:table-row>
          <table:table-cell table:style-name="表34.A2" office:value-type="float" office:value="5">
            <text:p text:style-name="P9">5</text:p>
          </table:table-cell>
          <table:table-cell table:style-name="表34.B2" office:value-type="string">
            <text:p text:style-name="P9">他職：土工さん</text:p>
          </table:table-cell>
          <table:table-cell table:style-name="表34.C2" office:value-type="string">
            <text:list xml:id="list5348443486165381548" text:style-name="L3">
              <text:list-item>
                <text:p text:style-name="P26"/>
              </text:list-item>
            </text:list>
          </table:table-cell>
        </table:table-row>
        <table:table-row>
          <table:table-cell table:style-name="表34.A2" office:value-type="float" office:value="6">
            <text:p text:style-name="P9">6</text:p>
          </table:table-cell>
          <table:table-cell table:style-name="表34.B2" office:value-type="string">
            <text:p text:style-name="P9">他職：電気屋さんの相番の人</text:p>
          </table:table-cell>
          <table:table-cell table:style-name="表34.C2" office:value-type="string">
            <text:list xml:id="list8114486942744900828" text:style-name="L4">
              <text:list-item>
                <text:p text:style-name="P27"/>
              </text:list-item>
            </text:list>
          </table:table-cell>
        </table:table-row>
        <table:table-row>
          <table:table-cell table:style-name="表34.B2" office:value-type="string">
            <text:p text:style-name="P9">6--2</text:p>
          </table:table-cell>
          <table:table-cell table:style-name="表34.B2" office:value-type="string">
            <text:p text:style-name="P9">他職：<text:span text:style-name="T2">警備</text:span></text:p>
          </table:table-cell>
          <table:table-cell table:style-name="表34.C2" office:value-type="string">
            <text:list xml:id="list5735798787251450904" text:style-name="L5">
              <text:list-item>
                <text:p text:style-name="P28"/>
              </text:list-item>
            </text:list>
          </table:table-cell>
        </table:table-row>
        <table:table-row>
          <table:table-cell table:style-name="表34.B2" office:value-type="string">
            <text:p text:style-name="P9"/>
          </table:table-cell>
          <table:table-cell table:style-name="表34.B2" office:value-type="string">
            <text:p text:style-name="P9">他職：<text:span text:style-name="T2">土間屋さん</text:span></text:p>
          </table:table-cell>
          <table:table-cell table:style-name="表34.C2" office:value-type="string">
            <text:list xml:id="list4838110839679368498" text:style-name="L6">
              <text:list-item>
                <text:p text:style-name="P29"/>
              </text:list-item>
            </text:list>
          </table:table-cell>
        </table:table-row>
        <table:table-row>
          <table:table-cell table:style-name="表34.B2" office:value-type="string">
            <text:p text:style-name="P9"/>
          </table:table-cell>
          <table:table-cell table:style-name="表34.B2" office:value-type="string">
            <text:p text:style-name="P9">他職：<text:span text:style-name="T2">大工さん</text:span></text:p>
          </table:table-cell>
          <table:table-cell table:style-name="表34.C2" office:value-type="string">
            <text:list xml:id="list1762866942193305774" text:style-name="L7">
              <text:list-item>
                <text:p text:style-name="P30"/>
              </text:list-item>
            </text:list>
          </table:table-cell>
        </table:table-row>
        <table:table-row>
          <table:table-cell table:style-name="表34.A2" office:value-type="float" office:value="7">
            <text:p text:style-name="P9">7</text:p>
          </table:table-cell>
          <table:table-cell table:style-name="表34.B2" office:value-type="string">
            <text:p text:style-name="P9">監督さん</text:p>
          </table:table-cell>
          <table:table-cell table:style-name="表34.C2" office:value-type="string">
            <text:list xml:id="list3971009912689871454" text:style-name="L8">
              <text:list-item>
                <text:p text:style-name="P31"/>
              </text:list-item>
            </text:list>
          </table:table-cell>
        </table:table-row>
        <table:table-row>
          <table:table-cell table:style-name="表34.A2" office:value-type="float" office:value="8">
            <text:p text:style-name="P9">8</text:p>
          </table:table-cell>
          <table:table-cell table:style-name="表34.B2" office:value-type="string">
            <text:p text:style-name="P9">発注者の方</text:p>
          </table:table-cell>
          <table:table-cell table:style-name="表34.C2" office:value-type="string">
            <text:list xml:id="list7866540134972870651" text:style-name="L9">
              <text:list-item>
                <text:p text:style-name="P32"/>
              </text:list-item>
            </text:list>
          </table:table-cell>
        </table:table-row>
        <text:soft-page-break/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東和からの同僚</text:p>
          </table:table-cell>
          <table:table-cell table:style-name="表34.C2" office:value-type="string">
            <text:list xml:id="list6875949428455721330" text:style-name="L10">
              <text:list-item>
                <text:p text:style-name="P33">[かしはら]さん。設備からの請け。府中営業所。設備からは、もうひとり。その人が、本担当。かしはらさんは、休憩の交代の時など、担当している。</text:p>
              </text:list-item>
              <text:list-item>
                <text:p text:style-name="P33">かしはらさんに、夕方、残業の連絡を、横浜へ入れてもらう。自分の携帯は、電池切れ。充電用の電池も、切れているらしい。</text:p>
              </text:list-item>
              <text:list-item>
                <text:p text:style-name="P33">終了の連絡も、かしはらさんに、頼んでもらった。かしはらさんから、府中の営業所へ。府中の人から、横浜へ。</text:p>
              </text:list-item>
            </text:list>
          </table:table-cell>
        </table:table-row>
        <table:table-row>
          <table:table-cell table:style-name="表34.A2" office:value-type="float" office:value="9">
            <text:p text:style-name="P9">9</text:p>
          </table:table-cell>
          <table:table-cell table:style-name="表34.B2" office:value-type="string">
            <text:p text:style-name="P9">現場見取り図</text:p>
          </table:table-cell>
          <table:table-cell table:style-name="表34.C2" office:value-type="string">
            <text:p text:style-name="P13"/>
          </table:table-cell>
        </table:table-row>
        <table:table-row>
          <table:table-cell table:style-name="表34.A2" office:value-type="float" office:value="10">
            <text:p text:style-name="P9">10</text:p>
          </table:table-cell>
          <table:table-cell table:style-name="表34.B2" office:value-type="string">
            <text:p text:style-name="P10">段取り</text:p>
          </table:table-cell>
          <table:table-cell table:style-name="表34.C2" office:value-type="string">
            <text:list xml:id="list3575463410999686722" text:style-name="L11">
              <text:list-item>
                <text:p text:style-name="P34"/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行き帰りでの出来事、見聞</text:p>
          </table:table-cell>
          <table:table-cell table:style-name="表34.C2" office:value-type="string">
            <text:list xml:id="list4914761411276092623" text:style-name="L12">
              <text:list-item>
                <text:p text:style-name="P35"/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周囲の事物</text:p>
          </table:table-cell>
          <table:table-cell table:style-name="表34.C2" office:value-type="string">
            <text:list xml:id="list7994192961056705051" text:style-name="L13">
              <text:list-item>
                <text:p text:style-name="P36"/>
              </text:list-item>
            </text:list>
          </table:table-cell>
        </table:table-row>
        <table:table-row>
          <table:table-cell table:style-name="表34.A2" office:value-type="float" office:value="11">
            <text:p text:style-name="P9">11</text:p>
          </table:table-cell>
          <table:table-cell table:style-name="表34.B2" office:value-type="string">
            <text:p text:style-name="P10">その他</text:p>
          </table:table-cell>
          <table:table-cell table:style-name="表34.C2" office:value-type="string">
            <text:list xml:id="list7700538794617744900" text:style-name="L14">
              <text:list-item>
                <text:p text:style-name="P37">建築。２人、視察か、会社の人、来ている。そのうちのひとり、６０半ばか。目が小さい。スラブ担当の監督に、自ら指示を出す。２番目の区画。配管の段取りのときに出た、コンクリ。を、スラブ担当の人に命じて、土工さんの人に、バイブをかけさせる。</text:p>
              </text:list-item>
            </text:list>
          </table:table-cell>
        </table:table-row>
        <table:table-row>
          <table:table-cell table:style-name="表34.A2" office:value-type="float" office:value="12">
            <text:p text:style-name="P9">12</text:p>
          </table:table-cell>
          <table:table-cell table:style-name="表34.B2" office:value-type="string">
            <text:p text:style-name="P10">やってもらったこと</text:p>
          </table:table-cell>
          <table:table-cell table:style-name="表34.C2" office:value-type="string">
            <text:list xml:id="list3001187987946153598" text:style-name="L15">
              <text:list-item>
                <text:p text:style-name="P38">休憩は、１２時ちょうど頃。その時点で、先の半分の区画。３面のうち、２面の柱まで。</text:p>
              </text:list-item>
              <text:list-item>
                <text:p text:style-name="P38">１９時頃か、待ちに入る。詰所で、土工さんのひとりが、相番はもういいよ、といってくれる。</text:p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危険予知、危険感知</text:p>
          </table:table-cell>
          <table:table-cell table:style-name="表34.C2" office:value-type="string">
            <text:list xml:id="list201071249446199138" text:style-name="L16">
              <text:list-item>
                <text:p text:style-name="P39"/>
              </text:list-item>
            </text:list>
          </table:table-cell>
        </table:table-row>
      </table:table>
      <text:p text:style-name="P14"/>
      <text:p text:style-name="P4">[/ XXXX] 20220806_113242</text:p>
      <text:p text:style-name="P5"/>
      <text:p text:style-name="P7"/>
      <text:p text:style-name="P2">---------------------------------------------------------------</text:p>
      <text:p text:style-name="P4">[XXX] 20220822_141551</text:p>
      <text:p text:style-name="P14">myself / towa diary / XXX</text:p>
      <text:p text:style-name="P3"><text:span text:style-name="T3">作業日：8</text:span><text:span text:style-name="T5">/19</text:span><text:span text:style-name="T4"> f</text:span></text:p>
      <table:table table:name="表35" table:style-name="表35">
        <table:table-column table:style-name="表35.A"/>
        <table:table-column table:style-name="表35.B"/>
        <table:table-column table:style-name="表35.C"/>
        <text:soft-page-break/>
        <table:table-row>
          <table:table-cell table:style-name="表35.A1" office:value-type="float" office:value="1">
            <text:p text:style-name="P9">1</text:p>
          </table:table-cell>
          <table:table-cell table:style-name="表35.B1" office:value-type="string">
            <text:p text:style-name="P9">現場</text:p>
          </table:table-cell>
          <table:table-cell table:style-name="表35.C1" office:value-type="string">
            <text:p text:style-name="P12">蔵前PJ</text:p>
          </table:table-cell>
        </table:table-row>
        <table:table-row>
          <table:table-cell table:style-name="表35.A2" office:value-type="float" office:value="2">
            <text:p text:style-name="P9">2</text:p>
          </table:table-cell>
          <table:table-cell table:style-name="表35.B2" office:value-type="string">
            <text:p text:style-name="P9">天気</text:p>
          </table:table-cell>
          <table:table-cell table:style-name="表35.C2" office:value-type="string">
            <text:p text:style-name="P12">晴れ</text:p>
          </table:table-cell>
        </table:table-row>
        <table:table-row>
          <table:table-cell table:style-name="表35.A2" office:value-type="float" office:value="3">
            <text:p text:style-name="P9">3</text:p>
          </table:table-cell>
          <table:table-cell table:style-name="表35.B2" office:value-type="string">
            <text:p text:style-name="P9">最寄り</text:p>
          </table:table-cell>
          <table:table-cell table:style-name="表35.C2" office:value-type="string">
            <text:p text:style-name="P12">蔵前駅</text:p>
          </table:table-cell>
        </table:table-row>
        <table:table-row>
          <table:table-cell table:style-name="表35.B2" office:value-type="string">
            <text:p text:style-name="P9">3-2</text:p>
            <text:p text:style-name="P9"/>
          </table:table-cell>
          <table:table-cell table:style-name="表35.B2" office:value-type="string">
            <text:p text:style-name="P10">開始／終了時刻</text:p>
          </table:table-cell>
          <table:table-cell table:style-name="表35.C2" office:value-type="string">
            <text:list xml:id="list8449856831629157133" text:style-name="L17">
              <text:list-item>
                <text:p text:style-name="P40">開始</text:p>
              </text:list-item>
              <text:list-item>
                <text:p text:style-name="P40">詰所到着</text:p>
              </text:list-item>
            </text:list>
          </table:table-cell>
        </table:table-row>
        <table:table-row>
          <table:table-cell table:style-name="表35.A2" office:value-type="float" office:value="4">
            <text:p text:style-name="P9">4</text:p>
          </table:table-cell>
          <table:table-cell table:style-name="表35.B2" office:value-type="string">
            <text:p text:style-name="P9">他職：ポンプ</text:p>
          </table:table-cell>
          <table:table-cell table:style-name="表35.C2" office:value-type="string">
            <text:list xml:id="list5979884101604392787" text:style-name="L18">
              <text:list-item>
                <text:p text:style-name="P41">[野田ポンプ]</text:p>
              </text:list-item>
              <text:list-item>
                <text:p text:style-name="P41">２人。ひとりは、南アジアの顔立ち。３０ぐらいか。捌きを担当。</text:p>
              </text:list-item>
              <text:list-item>
                <text:p text:style-name="P41">親方さんは、日本人。社長の息子さんらしい。自分で、そう言っていた。</text:p>
              </text:list-item>
            </text:list>
          </table:table-cell>
        </table:table-row>
        <table:table-row>
          <table:table-cell table:style-name="表35.A2" office:value-type="float" office:value="5">
            <text:p text:style-name="P9">5</text:p>
          </table:table-cell>
          <table:table-cell table:style-name="表35.B2" office:value-type="string">
            <text:p text:style-name="P9">他職：土工さん</text:p>
          </table:table-cell>
          <table:table-cell table:style-name="表35.C2" office:value-type="string">
            <text:list xml:id="list7382717770676897231" text:style-name="L19">
              <text:list-item>
                <text:p text:style-name="P42">バイブ、２人。私の担当した人。１７５ぐらいか。ガタイがいい。顔は、浅黒い。黒人の人の遺伝子、入っているのか。３０半ばか。発達系の特徴、感じる。</text:p>
              </text:list-item>
              <text:list-item>
                <text:p text:style-name="P42">親方さんか、朝礼後、ロングの前で、タバコを吸っている。終盤、ロングで上がってくる。</text:p>
              </text:list-item>
            </text:list>
          </table:table-cell>
        </table:table-row>
        <table:table-row>
          <table:table-cell table:style-name="表35.A2" office:value-type="float" office:value="6">
            <text:p text:style-name="P9">6</text:p>
          </table:table-cell>
          <table:table-cell table:style-name="表35.B2" office:value-type="string">
            <text:p text:style-name="P9">他職：電気屋さんの相番の人</text:p>
          </table:table-cell>
          <table:table-cell table:style-name="表35.C2" office:value-type="string">
            <text:list xml:id="list8995521416910164439" text:style-name="L20">
              <text:list-item>
                <text:p text:style-name="P43">電気本業の人か。腰帯に、道具袋、あったか。顔を、全面、布で覆っている。</text:p>
              </text:list-item>
            </text:list>
          </table:table-cell>
        </table:table-row>
        <table:table-row>
          <table:table-cell table:style-name="表35.B2" office:value-type="string">
            <text:p text:style-name="P9">6--2</text:p>
          </table:table-cell>
          <table:table-cell table:style-name="表35.B2" office:value-type="string">
            <text:p text:style-name="P9">他職：<text:span text:style-name="T2">警備</text:span></text:p>
          </table:table-cell>
          <table:table-cell table:style-name="表35.C2" office:value-type="string">
            <text:list xml:id="list567301348273795334" text:style-name="L21">
              <text:list-item>
                <text:p text:style-name="P44"/>
              </text:list-item>
            </text:list>
          </table:table-cell>
        </table:table-row>
        <table:table-row>
          <table:table-cell table:style-name="表35.B2" office:value-type="string">
            <text:p text:style-name="P9"/>
          </table:table-cell>
          <table:table-cell table:style-name="表35.B2" office:value-type="string">
            <text:p text:style-name="P9">他職：<text:span text:style-name="T2">土間屋さん</text:span></text:p>
          </table:table-cell>
          <table:table-cell table:style-name="表35.C2" office:value-type="string">
            <text:list xml:id="list7001876845969014124" text:style-name="L22">
              <text:list-item>
                <text:p text:style-name="P45"/>
              </text:list-item>
            </text:list>
          </table:table-cell>
        </table:table-row>
        <table:table-row>
          <table:table-cell table:style-name="表35.B2" office:value-type="string">
            <text:p text:style-name="P9"/>
          </table:table-cell>
          <table:table-cell table:style-name="表35.B2" office:value-type="string">
            <text:p text:style-name="P9">他職：<text:span text:style-name="T2">大工さん</text:span></text:p>
          </table:table-cell>
          <table:table-cell table:style-name="表35.C2" office:value-type="string">
            <text:list xml:id="list8763475981610683550" text:style-name="L23">
              <text:list-item>
                <text:p text:style-name="P46"/>
              </text:list-item>
            </text:list>
          </table:table-cell>
        </table:table-row>
        <table:table-row>
          <table:table-cell table:style-name="表35.A2" office:value-type="float" office:value="7">
            <text:p text:style-name="P9">7</text:p>
          </table:table-cell>
          <table:table-cell table:style-name="表35.B2" office:value-type="string">
            <text:p text:style-name="P9">監督さん</text:p>
          </table:table-cell>
          <table:table-cell table:style-name="表35.C2" office:value-type="string">
            <text:list xml:id="list3442589776966872121" text:style-name="L24">
              <text:list-item>
                <text:p text:style-name="P47">２人。所長さんか、も、スラブにずっといる。</text:p>
              </text:list-item>
              <text:list-item>
                <text:p text:style-name="P47">もうひとりは、３０ぐらいか。若く見える。１７５ぐらい。やせ型。</text:p>
              </text:list-item>
            </text:list>
          </table:table-cell>
        </table:table-row>
        <table:table-row>
          <table:table-cell table:style-name="表35.A2" office:value-type="float" office:value="8">
            <text:p text:style-name="P9">8</text:p>
          </table:table-cell>
          <table:table-cell table:style-name="表35.B2" office:value-type="string">
            <text:p text:style-name="P9">発注者の方</text:p>
          </table:table-cell>
          <table:table-cell table:style-name="表35.C2" office:value-type="string">
            <text:list xml:id="list3948511444228984043" text:style-name="L25">
              <text:list-item>
                <text:p text:style-name="P48">開始、終了、ともに、出てくれる。</text:p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東和からの同僚</text:p>
          </table:table-cell>
          <table:table-cell table:style-name="表35.C2" office:value-type="string">
            <text:list xml:id="list3192450750044107084" text:style-name="L26">
              <text:list-item>
                <text:p text:style-name="P49"/>
              </text:list-item>
            </text:list>
          </table:table-cell>
        </table:table-row>
        <table:table-row>
          <table:table-cell table:style-name="表35.A2" office:value-type="float" office:value="9">
            <text:p text:style-name="P9">9</text:p>
          </table:table-cell>
          <table:table-cell table:style-name="表35.B2" office:value-type="string">
            <text:p text:style-name="P9">現場見取り図</text:p>
          </table:table-cell>
          <table:table-cell table:style-name="表35.C2" office:value-type="string">
            <text:p text:style-name="P13"/>
          </table:table-cell>
        </table:table-row>
        <text:soft-page-break/>
        <table:table-row>
          <table:table-cell table:style-name="表35.A2" office:value-type="float" office:value="10">
            <text:p text:style-name="P9">10</text:p>
          </table:table-cell>
          <table:table-cell table:style-name="表35.B2" office:value-type="string">
            <text:p text:style-name="P10">段取り</text:p>
          </table:table-cell>
          <table:table-cell table:style-name="表35.C2" office:value-type="string">
            <text:list xml:id="list3164720303518421777" text:style-name="L27">
              <text:list-item>
                <text:p text:style-name="P50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行き帰りでの出来事、見聞</text:p>
          </table:table-cell>
          <table:table-cell table:style-name="表35.C2" office:value-type="string">
            <text:list xml:id="list8533347039743176042" text:style-name="L28">
              <text:list-item>
                <text:p text:style-name="P51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周囲の事物</text:p>
          </table:table-cell>
          <table:table-cell table:style-name="表35.C2" office:value-type="string">
            <text:list xml:id="list5900454072757728277" text:style-name="L29">
              <text:list-item>
                <text:p text:style-name="P52"/>
              </text:list-item>
            </text:list>
          </table:table-cell>
        </table:table-row>
        <table:table-row>
          <table:table-cell table:style-name="表35.A2" office:value-type="float" office:value="11">
            <text:p text:style-name="P9">11</text:p>
          </table:table-cell>
          <table:table-cell table:style-name="表35.B2" office:value-type="string">
            <text:p text:style-name="P10">その他</text:p>
          </table:table-cell>
          <table:table-cell table:style-name="表35.C2" office:value-type="string">
            <text:list xml:id="list4339539776149966477" text:style-name="L30">
              <text:list-item>
                <text:p text:style-name="P53">終盤。路上のミキサー車を見る。運転の人が、私に向かって、腕を輪の形にして、合図を送る。私は、[終わりだよ]の意味に取り、ただ頷いて、ひっこむ。</text:p>
                <text:list>
                  <text:list-item>
                    <text:p text:style-name="P53">しばらくして、再び下を見る。同じ人が、ややいらだった口調で、[終わりなのかー？？]と、呼ぶ。私は、ポンプの親方さんに、[終わりですか？]と尋ねる。[まだまだ全然行けるよ]とのこと。ミキサーの人には、手真似を添えながら[いま、取り込んでます]と、返答する。</text:p>
                  </text:list-item>
                </text:list>
              </text:list-item>
            </text:list>
          </table:table-cell>
        </table:table-row>
        <table:table-row>
          <table:table-cell table:style-name="表35.A2" office:value-type="float" office:value="12">
            <text:p text:style-name="P9">12</text:p>
          </table:table-cell>
          <table:table-cell table:style-name="表35.B2" office:value-type="string">
            <text:p text:style-name="P10">やってもらったこと</text:p>
          </table:table-cell>
          <table:table-cell table:style-name="表35.C2" office:value-type="string">
            <text:list xml:id="list3351400502385506758" text:style-name="L31">
              <text:list-item>
                <text:p text:style-name="P54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危険予知、危険感知</text:p>
          </table:table-cell>
          <table:table-cell table:style-name="表35.C2" office:value-type="string">
            <text:list xml:id="list7149370133004626613" text:style-name="L32">
              <text:list-item>
                <text:p text:style-name="P55">足場の通行。最上部の足場。横に渡した、外側の手すり。腰より低いもの、しばしば、ある。通行時に加えて、スラブから足場に、幾分、弾みをつけて乗り移るとき、勢いに引かれて、手すりを越えてしまう。ありうる。</text:p>
              </text:list-item>
            </text:list>
          </table:table-cell>
        </table:table-row>
      </table:table>
      <text:p text:style-name="P14"/>
      <text:p text:style-name="P4">[/ XXXX] 20220822_142710</text:p>
      <text:p text:style-name="P5"/>
      <text:p text:style-name="P7"/>
      <text:p text:style-name="P2">---------------------------------------------------------------</text:p>
      <text:p text:style-name="P4">[XXX] 20220907_154316</text:p>
      <text:p text:style-name="P14">myself / towa diary / XXX</text:p>
      <text:p text:style-name="P3"><text:span text:style-name="T3">作業日：9</text:span><text:span text:style-name="T5">/2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2">港区赤坂７丁目計画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2">曇り。雨、時々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2">青山一丁目駅</text:p>
          </table:table-cell>
        </table:table-row>
        <table:table-row>
          <table:table-cell table:style-name="表1.B2" office:value-type="string">
            <text:p text:style-name="P9">3-2</text:p>
            <text:p text:style-name="P9"/>
          </table:table-cell>
          <table:table-cell table:style-name="表1.B2" office:value-type="string">
            <text:p text:style-name="P10">開始／終了時<text:soft-page-break/>刻</text:p>
          </table:table-cell>
          <table:table-cell table:style-name="表1.C2" office:value-type="string">
            <text:list xml:id="list7732608846671191626" text:style-name="L33">
              <text:list-item>
                <text:p text:style-name="P56">開始　：　９：３０ぐらい</text:p>
              </text:list-item>
              <text:list-item>
                <text:p text:style-name="P56">詰所到着　：　１３：１０ぐらいか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7773495908860585276" text:style-name="L34">
              <text:list-item>
                <text:p text:style-name="P57">前にも、一緒になったことある。仲町台の、２番目の現場、だったか。親方さん。日本人。腹が出ている。１７３少しか。大柄に見える。５０ぐらいか。目がギョロッとしている。</text:p>
              </text:list-item>
              <text:list-item>
                <text:p text:style-name="P57">他に二人。ともに、ベトナム人か。ひとりは、同じく、以前一緒になった時に、いたか。見覚えある。小太り。１６５ぐらい。丸顔。よく、笑顔を見せる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2256626359256923132" text:style-name="L35">
              <text:list-item>
                <text:p text:style-name="P58">バイブ、２人。私が担当したのではない方の人。（P１）。３０半ばか。若く見える。１７３ぐらい。やせ型。眉間に、縦ジワが出る。感の強い気質、か。私の担当した人、ベトナム人。（P２）。１７３ぐらい。P1の人と、体格は似ている。P2の人に、弁当箱の盛換えのとき、P2の人が手当した配置に、何か難詰を告げる。自ら、配置し直す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5429963107373138627" text:style-name="L36">
              <text:list-item>
                <text:p text:style-name="P59">東和からの人。三鷹の営業所。ヒゲあり。鼻の下。１６３ぐらいか。小柄。６０ぐらいか。朝、着替えていたら、[東和の人ですかー？]と、声をかけてき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8423580225177342635" text:style-name="L37">
              <text:list-item>
                <text:p text:style-name="P60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1959184484108133237" text:style-name="L38">
              <text:list-item>
                <text:p text:style-name="P61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3008179108055291439" text:style-name="L39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609035412518683506" text:style-name="L40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1322690985178486941" text:style-name="L41">
              <text:list-item>
                <text:p text:style-name="P64">朝、電話に出てくれる。朝礼の直後、集団の中に、その人を認める。近寄る。挨拶する。新規の場所へ、案内してくれる。</text:p>
              </text:list-item>
              <text:list-item>
                <text:p text:style-name="P64">終了の連絡。携帯の電池、残りわずか。営業所へ電話を入れる。岩崎さんに、お客さんへの連絡を、頼む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2171536201229107706" text:style-name="L42">
              <text:list-item>
                <text:p text:style-name="P65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13"/>
          </table:table-cell>
        </table:table-row>
        <text:soft-page-break/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5939068814637795855" text:style-name="L43">
              <text:list-item>
                <text:p text:style-name="P66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2018260466281847649" text:style-name="L44">
              <text:list-item>
                <text:p text:style-name="P67">朝。現場への途中。大通りにいるとき。大きな犬を２頭、連れた人に出会う。１６５ぐらいか。やや小柄。顔立ちは、白人。東欧か。犬は、セントバーナード。子牛のような、という表現がある。そのまま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1266453497488829401" text:style-name="L45">
              <text:list-item>
                <text:p text:style-name="P68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4946831803916106191" text:style-name="L46">
              <text:list-item>
                <text:p text:style-name="P69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9">12</text:p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5162575524590787419" text:style-name="L47">
              <text:list-item>
                <text:p text:style-name="P70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危険予知、危険感知</text:p>
          </table:table-cell>
          <table:table-cell table:style-name="表1.C2" office:value-type="string">
            <text:list xml:id="list8850510703707157082" text:style-name="L48">
              <text:list-item>
                <text:p text:style-name="P71"/>
              </text:list-item>
            </text:list>
          </table:table-cell>
        </table:table-row>
      </table:table>
      <text:p text:style-name="P14"/>
      <text:p text:style-name="P4">[/ XXXX] 20220907_155410</text:p>
      <text:p text:style-name="P5"/>
      <text:p text:style-name="P5"/>
      <text:p text:style-name="P7"/>
      <text:p text:style-name="P2">---------------------------------------------------------------</text:p>
      <text:p text:style-name="P4">[XXX] 20220916_164018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2">川崎市中原区井田三舞町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2">曇り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2">元住吉駅（東横線）</text:p>
          </table:table-cell>
        </table:table-row>
        <table:table-row>
          <table:table-cell table:style-name="表2.B2" office:value-type="string">
            <text:p text:style-name="P9">3-2</text:p>
            <text:p text:style-name="P9"/>
          </table:table-cell>
          <table:table-cell table:style-name="表2.B2" office:value-type="string">
            <text:p text:style-name="P10">開始／終了時刻</text:p>
          </table:table-cell>
          <table:table-cell table:style-name="表2.C2" office:value-type="string">
            <text:list xml:id="list36797116" text:continue-list="list8449856831629157133" text:style-name="L17">
              <text:list-item>
                <text:p text:style-name="P40">開始</text:p>
              </text:list-item>
              <text:list-item>
                <text:p text:style-name="P40">詰所到着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7270657540712273731" text:style-name="L49">
              <text:list-item>
                <text:p text:style-name="P72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3088369840877969703" text:style-name="L50">
              <text:list-item>
                <text:p text:style-name="P73">私が担当した、バイブの人。最後、スラブは終わる。私は、１階で、着替える。出ようとして、躯体の出口へ近づく。他に、日建の、職方の人たちか、配管か何かを移動させている。そこへ、この土工の人が、ネコを押しながら、右手から、左手の出口へ、通ろうとする。私は、<text:soft-page-break/>緊急で、その場に停止する。この土工の人に、譲る。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相番の人</text:p>
          </table:table-cell>
          <table:table-cell table:style-name="表2.C2" office:value-type="string">
            <text:list xml:id="list5433903815603835649" text:style-name="L51">
              <text:list-item>
                <text:p text:style-name="P74">若い人。最後、足場の上で、この人に、[終わろう]と、頷いて、合図を送る。私は、さきに、足場階段を、降り始め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4042067352560965477" text:style-name="L52">
              <text:list-item>
                <text:p text:style-name="P75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7533908872439182811" text:style-name="L53">
              <text:list-item>
                <text:p text:style-name="P76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7517338734623395698" text:style-name="L54">
              <text:list-item>
                <text:p text:style-name="P77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341321814213643479" text:style-name="L55">
              <text:list-item>
                <text:p text:style-name="P78">二人。所長さんは、１７３ぐらい。５０半ばか。朝礼後、喫煙スペースで、職人さんたち何人かと、談笑している。</text:p>
              </text:list-item>
              <text:list-item>
                <text:p text:style-name="P78">新規の用紙を記入した。その紙を、長尾さんが、喫煙場所にいる、その所長さんに渡す。チェックしている。</text:p>
              </text:list-item>
              <text:list-item>
                <text:p text:style-name="P78">スラブには、若い監督さん。ミキサーの待ちが、何度か出る。監督は、ポンプの人に、なにも伝えていないらしい。昼近くに、ポンプの、職長さんか、批判の辞を漏らしていた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1292447765492320665" text:style-name="L56">
              <text:list-item>
                <text:p text:style-name="P79">長尾さん。小柄。１６５少しか。５０前後か。細長い顔の輪郭。番頭さんの仕事か。朝礼のあと、グループ朝礼。司会する。終了後、着替え終わったあと、電話する。朝礼の場所まで、来てくれる。[いま、一階にいるんだけど…]とのこと。[おれ、行きますよ]と、応じた。じゃあ、朝礼の場所へ…、ということを、おっしゃった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7059602472620708146" text:style-name="L57">
              <text:list-item>
                <text:p text:style-name="P80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551429860529684543" text:style-name="L58">
              <text:list-item>
                <text:p text:style-name="P81">階段が、２箇所。左右の端に、１つずつ。まず、両方を、踊り場まで打つ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2946999570306064800" text:style-name="L59">
              <text:list-item>
                <text:p text:style-name="P82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2949866604432413621" text:style-name="L60">
              <text:list-item>
                <text:p text:style-name="P83"/>
              </text:list-item>
            </text:list>
          </table:table-cell>
        </table:table-row>
        <text:soft-page-break/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5834559005363018425" text:style-name="L61">
              <text:list-item>
                <text:p text:style-name="P84">朝、場所を間違える。住所地は、現場ではない。住所の記載は、９丁目だったか。実住所は、８丁目。指示書に掲載の地図。は、場所は、合っている。しかし、ぱっと見、駅から見て、十字路の、西南角が、現場であるとの印象を受けた。実際は、その場所は、コープの店舗。地図にも、[コープ]とい名称、印刷されている。しかし、すぐ横に、[現場]という文字。</text:p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9">12</text:p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7654677937611835301" text:style-name="L62">
              <text:list-item>
                <text:p text:style-name="P85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危険予知、危険感知</text:p>
          </table:table-cell>
          <table:table-cell table:style-name="表2.C2" office:value-type="string">
            <text:list xml:id="list8310645557586633400" text:style-name="L63">
              <text:list-item>
                <text:p text:style-name="P86">上に書いたとおり、場所を勘違いした。指示書の地図。も、見るか。</text:p>
              </text:list-item>
            </text:list>
          </table:table-cell>
        </table:table-row>
      </table:table>
      <text:p text:style-name="P14"/>
      <text:p text:style-name="P4">[/ XXXX] 20220916_165517</text:p>
      <text:p text:style-name="P14"/>
      <text:p text:style-name="P14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2"/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B2" office:value-type="string">
            <text:p text:style-name="P9">3-2</text:p>
            <text:p text:style-name="P9"/>
          </table:table-cell>
          <table:table-cell table:style-name="表3.B2" office:value-type="string">
            <text:p text:style-name="P10">開始／終了時刻</text:p>
          </table:table-cell>
          <table:table-cell table:style-name="表3.C2" office:value-type="string">
            <text:list xml:id="list36779340" text:continue-list="list36797116" text:style-name="L17">
              <text:list-item>
                <text:p text:style-name="P40">開始</text:p>
              </text:list-item>
              <text:list-item>
                <text:p text:style-name="P40">詰所到着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3533951450620218451" text:style-name="L80">
              <text:list-item>
                <text:p text:style-name="P102"/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4346193145300763183" text:style-name="L81">
              <text:list-item>
                <text:p text:style-name="P103"/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電気屋さんの<text:soft-page-break/>相番の人</text:p>
          </table:table-cell>
          <table:table-cell table:style-name="表3.C2" office:value-type="string">
            <text:list xml:id="list2443356546736280714" text:style-name="L82">
              <text:list-item>
                <text:p text:style-name="P104"/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3852585771608138320" text:style-name="L83">
              <text:list-item>
                <text:p text:style-name="P105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1900344598988837730" text:style-name="L84">
              <text:list-item>
                <text:p text:style-name="P106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4280723475337696408" text:style-name="L85">
              <text:list-item>
                <text:p text:style-name="P107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5351433838509929104" text:style-name="L86">
              <text:list-item>
                <text:p text:style-name="P108"/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2926865711854125373" text:style-name="L87">
              <text:list-item>
                <text:p text:style-name="P109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7910347402431682102" text:style-name="L88">
              <text:list-item>
                <text:p text:style-name="P11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13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9027016047861697085" text:style-name="L89">
              <text:list-item>
                <text:p text:style-name="P111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5829279693593017047" text:style-name="L90">
              <text:list-item>
                <text:p text:style-name="P112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7426934000411257630" text:style-name="L91">
              <text:list-item>
                <text:p text:style-name="P113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4527663898842020794" text:style-name="L92">
              <text:list-item>
                <text:p text:style-name="P114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9">12</text:p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5815346382594588358" text:style-name="L93">
              <text:list-item>
                <text:p text:style-name="P115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危険予知、危険感知</text:p>
          </table:table-cell>
          <table:table-cell table:style-name="表3.C2" office:value-type="string">
            <text:list xml:id="list6545613366872652152" text:style-name="L94">
              <text:list-item>
                <text:p text:style-name="P116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5"/>
      <text:p text:style-name="P5"/>
      <text:p text:style-name="P5"/>
      <text:p text:style-name="P1"><text:soft-page-break/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6788024" text:continue-list="list36779340" text:style-name="L17">
              <text:list-item>
                <text:p text:style-name="P40">開始</text:p>
              </text:list-item>
              <text:list-item>
                <text:p text:style-name="P40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7265823723536917858" text:style-name="L64">
              <text:list-item>
                <text:p text:style-name="P8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6844225707143229933" text:style-name="L65">
              <text:list-item>
                <text:p text:style-name="P8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8411146288838716073" text:style-name="L66">
              <text:list-item>
                <text:p text:style-name="P89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8745659196408383815" text:style-name="L67">
              <text:list-item>
                <text:p text:style-name="P90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</text:span><text:span text:style-name="T2">さん</text:span></text:p>
          </table:table-cell>
          <table:table-cell table:style-name="表13.C2" office:value-type="string">
            <text:list xml:id="list1488857362221344647" text:style-name="L68">
              <text:list-item>
                <text:p text:style-name="P91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</text:span><text:span text:style-name="T2">ん</text:span></text:p>
          </table:table-cell>
          <table:table-cell table:style-name="表13.C2" office:value-type="string">
            <text:list xml:id="list3607395600496478033" text:style-name="L69">
              <text:list-item>
                <text:p text:style-name="P9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2829408138916740402" text:style-name="L70">
              <text:list-item>
                <text:p text:style-name="P9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6878765608070038975" text:style-name="L71">
              <text:list-item>
                <text:p text:style-name="P94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8782379382721984539" text:style-name="L72">
              <text:list-item>
                <text:p text:style-name="P9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13"/>
          </table:table-cell>
        </table:table-row>
        <text:soft-page-break/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94057164746758887" text:style-name="L73">
              <text:list-item>
                <text:p text:style-name="P9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926916782180342288" text:style-name="L74">
              <text:list-item>
                <text:p text:style-name="P97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2238236557163041883" text:style-name="L75">
              <text:list-item>
                <text:p text:style-name="P9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6901169532970039872" text:style-name="L76">
              <text:list-item>
                <text:p text:style-name="P9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1046474719709863373" text:style-name="L77">
              <text:list-item>
                <text:p text:style-name="P10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6270724130581025680" text:style-name="L78">
              <text:list-item>
                <text:p text:style-name="P101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/></text:p>
      <text:p text:style-name="P6">/ --------------------------------------------------------- [STEPS : start] 20191117_134922 /</text:p>
      <text:p text:style-name="P15"/>
      <text:p text:style-name="P8"/>
      <text:list xml:id="list2804264661811831965" text:style-name="L79"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###</text:p>
          </table:table-cell>
        </table:table-row>
        <table:table-row>
          <table:table-cell table:style-name="表276.A2" office:value-type="string">
            <text:p text:style-name="P11">start C:\WORKS_2\shortcuts_docs\end_batch\end_diary_towa.bat</text:p>
          </table:table-cell>
        </table:table-row>
        <table:table-row>
          <table:table-cell table:style-name="表276.A3" office:value-type="string">
            <text:p text:style-name="P11">start C:\WORKS_2\shortcuts_docs\end_diary_towa.bat</text:p>
          </table:table-cell>
        </table:table-row>
        <table:table-row>
          <table:table-cell table:style-name="表276.A3" office:value-type="string">
            <text:p text:style-name="P11">r om &amp;&amp; git add -A &amp;&amp; git commit -m "(WS_Others.miscs : diary, towa) periodical updates" &amp;&amp; e &amp;&amp; p</text:p>
          </table:table-cell>
        </table:table-row>
      </table:table>
      <text:list xml:id="list36803974" text:continue-numbering="true" text:style-name="L79">
        <text:list-item>
          <text:p text:style-name="P120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9-16T16:55:42.83</dc:date>
    <dc:creator>iwabuchi ken</dc:creator>
    <meta:editing-duration>P3DT3H35M53S</meta:editing-duration>
    <meta:editing-cycles>445</meta:editing-cycles>
    <meta:generator>OpenOffice/4.1.3$Win32 OpenOffice.org_project/413m1$Build-9783</meta:generator>
    <meta:document-statistic meta:table-count="7" meta:image-count="0" meta:object-count="0" meta:page-count="11" meta:paragraph-count="305" meta:word-count="3642" meta:character-count="5056"/>
  </office:meta>
</office:document-meta>
</file>